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74a" officeooo:paragraph-rsid="0014a74a"/>
    </style:style>
    <style:style style:name="T1" style:family="text">
      <style:text-properties officeooo:rsid="0014a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Crea un método que reciba dos parámetros de tipo string y dos parámetros de tipo integer y que nos retorne la concatenación de los 4 parámetros en cualquier orden, separados por un espacio entre ellos e imprimir el resultado usando la función println()</text:span></text:p>
      <text:p text:style-name="P1"/>
      <text:p text:style-name="P1">2. Crear un método que reciba como parámetro el resultado del método del ejercicio1 y los otros dos parámetros de tipo double y que nos retorne la concatenación de los 3 parámetros en cualquier orden, separados por un espacio entre ellos e imprimiendo el resultado con println().</text:p>
      <text:p text:style-name="P1"/>
      <text:p text:style-name="P1">3. Genera tres métodos con sobrecarga.</text:p>
      <text:p text:style-name="P1"/>
      <text:p text:style-name="P1">4. Genera una lista de enteros agrega los valores:<text:line-break/>-10<text:line-break/>-58<text:line-break/>-68<text:line-break/>-920</text:p>
      <text:p text:style-name="P1">-15</text:p>
      <text:p text:style-name="P1">-16</text:p>
      <text:p text:style-name="P1">-85</text:p>
      <text:p text:style-name="P1">-75</text:p>
      <text:p text:style-name="P1">-32</text:p>
      <text:p text:style-name="P1">Luego reemplaza el valor 920 por 25 y el valor 68 por 90, después imprime cada uno de los valores de la lista y su posición en ella utilizando la función println().</text:p>
      <text:p text:style-name="P1"/>
      <text:p text:style-name="P1">5. Genera una lista de Strings, agrega los Strings 15, 30, 12, 60, obtén los elementos de la lista y sumarlos en una variable llamada suma de tipo Integer e imprime el resultado usando la función println(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11:13:13.036000000</meta:creation-date>
    <dc:date>2023-01-25T14:55:04.552000000</dc:date>
    <meta:editing-duration>PT3H41M52S</meta:editing-duration>
    <meta:editing-cycles>1</meta:editing-cycles>
    <meta:document-statistic meta:table-count="0" meta:image-count="0" meta:object-count="0" meta:page-count="1" meta:paragraph-count="11" meta:word-count="184" meta:character-count="1024" meta:non-whitespace-character-count="851"/>
    <meta:generator>LibreOffice/7.4.0.3$Windows_X86_64 LibreOffice_project/f85e47c08ddd19c015c0114a68350214f7066f5a</meta:generator>
  </office:meta>
</office:document-meta>
</file>